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double-thin #7030a0" style:border-line-width-bottom="0.51pt 1.5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Bitter" fo:font-size="18pt" fo:font-style="normal" fo:text-shadow="none" style:text-underline-style="none" fo:font-weight="bold" style:font-size-asian="18pt" style:font-style-asian="normal" style:font-weight-asian="bold" style:font-name-complex="Bitter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7">
      <style:table-cell-properties style:rotation-align="none"/>
    </style:style>
    <style:style style:name="ce7" style:family="table-cell" style:parent-style-name="Default" style:data-style-name="N12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Working Time Log</text:p>
          </table:table-cell>
          <table:covered-table-cell table:number-columns-repeated="3" table:style-name="ce1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nd Time</text:p>
          </table:table-cell>
          <table:table-cell table:style-name="ce2" office:value-type="string" calcext:value-type="string">
            <text:p>Work Tim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date" office:date-value="2018-01-22" calcext:value-type="date">
            <text:p>1/22/2018</text:p>
          </table:table-cell>
          <table:table-cell table:style-name="ce5" office:value-type="time" office:time-value="PT18H25M00S" calcext:value-type="time">
            <text:p>18:25</text:p>
          </table:table-cell>
          <table:table-cell table:style-name="ce5" office:value-type="time" office:time-value="PT22H25M00S" calcext:value-type="time">
            <text:p>22:25</text:p>
          </table:table-cell>
          <table:table-cell table:style-name="ce5" table:formula="of:=ABS([.C3]-[.B3])" office:value-type="time" office:time-value="PT04H00M00S" calcext:value-type="time">
            <text:p>4:00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3" office:value-type="date" office:date-value="2018-01-23" calcext:value-type="date">
            <text:p>1/23/2018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5" table:formula="of:=ABS([.C4]-[.B4])" office:value-type="time" office:time-value="PT02H25M00S" calcext:value-type="time">
            <text:p>2:2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7H15M00S" calcext:value-type="time">
            <text:p>17:1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5]-[.B5])" office:value-type="time" office:time-value="PT00H45M00S" calcext:value-type="time">
            <text:p>0:4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8H50M00S" calcext:value-type="time">
            <text:p>18:50</text:p>
          </table:table-cell>
          <table:table-cell table:style-name="ce5" office:value-type="time" office:time-value="PT22H45M00S" calcext:value-type="time">
            <text:p>22:45</text:p>
          </table:table-cell>
          <table:table-cell table:style-name="ce5" table:formula="of:=ABS([.C6]-[.B6])" office:value-type="time" office:time-value="PT03H55M00S" calcext:value-type="time">
            <text:p>3:5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5" calcext:value-type="date">
            <text:p>1/25/2018</text:p>
          </table:table-cell>
          <table:table-cell table:style-name="ce5" office:value-type="time" office:time-value="PT19H40M00S" calcext:value-type="time">
            <text:p>19:40</text:p>
          </table:table-cell>
          <table:table-cell table:style-name="ce5" office:value-type="time" office:time-value="PT21H40M00S" calcext:value-type="time">
            <text:p>21:40</text:p>
          </table:table-cell>
          <table:table-cell table:style-name="ce5" table:formula="of:=ABS([.C7]-[.B7])" office:value-type="time" office:time-value="PT02H00M00S" calcext:value-type="time">
            <text:p>2:0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8" calcext:value-type="date">
            <text:p>1/28/2018</text:p>
          </table:table-cell>
          <table:table-cell table:style-name="ce5" office:value-type="time" office:time-value="PT15H45M00S" calcext:value-type="time">
            <text:p>15:4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8]-[.B8])" office:value-type="time" office:time-value="PT02H15M00S" calcext:value-type="time">
            <text:p>2:1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0" calcext:value-type="date">
            <text:p>1/30/2018</text:p>
          </table:table-cell>
          <table:table-cell table:style-name="ce6" office:value-type="time" office:time-value="PT19H55M00S" calcext:value-type="time">
            <text:p>19:55</text:p>
          </table:table-cell>
          <table:table-cell table:style-name="ce6"/>
          <table:table-cell table:style-name="ce5" table:formula="of:=ABS([.C9]-[.B9])" office:value-type="time" office:time-value="PT19H55M00S" calcext:value-type="time">
            <text:p>19:55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6" table:number-columns-repeated="2"/>
          <table:table-cell table:style-name="ce5" table:formula="of:=ABS([.C10]-[.B1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1]-[.B1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2]-[.B1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3]-[.B1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4]-[.B1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5]-[.B1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6]-[.B1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7]-[.B1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8]-[.B1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9]-[.B1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0]-[.B2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1]-[.B2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2]-[.B2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3]-[.B2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4]-[.B2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5]-[.B2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6]-[.B2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7]-[.B2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8]-[.B2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9]-[.B2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0]-[.B3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1]-[.B3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2]-[.B3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3]-[.B3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4]-[.B3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5]-[.B3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6]-[.B3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7]-[.B3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8]-[.B3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9]-[.B3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0]-[.B4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1]-[.B4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2]-[.B4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3]-[.B4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4]-[.B4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5]-[.B4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6]-[.B4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7]-[.B4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8]-[.B4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9]-[.B4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0]-[.B5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1]-[.B5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2]-[.B5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3]-[.B5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4]-[.B5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5]-[.B5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6]-[.B5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7]-[.B5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8]-[.B5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SUM([$Sheet1.$D$3:.$D$58])*24" office:value-type="float" office:value="35.25" calcext:value-type="float">
            <text:p>35.25</text:p>
          </table:table-cell>
          <table:table-cell table:number-columns-repeated="1020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1" table:target-range-address="Sheet1.A2:Sheet1.D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time-style style:name="N127">
      <number:hours/>
      <number:text>:</number:text>
      <number:minutes number:style="long"/>
    </number:time-style>
    <number:time-style style:name="N128P0" style:volatile="true">
      <number:hours/>
      <number:text>:</number:text>
      <number:minutes number:style="long"/>
    </number:time-style>
    <number:text-style style:name="N128">
      <number:text-content/>
      <style:map style:condition="value()&lt;=1.79769313486232E+308" style:apply-style-name="N128P0"/>
    </number:text-style>
    <number:time-style style:name="N129">
      <number:hours/>
      <number:text>:</number:text>
      <number:minute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19:55:14.740781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8-01-30T19:55:24.777309256</dc:date>
    <meta:editing-cycles>22</meta:editing-cycles>
    <meta:editing-duration>PT21H11M52S</meta:editing-duration>
    <meta:generator>LibreOffice/5.1.6.2$Linux_X86_64 LibreOffice_project/10m0$Build-2</meta:generator>
    <meta:document-statistic meta:table-count="1" meta:cell-count="8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db303b-a9f1-405b-b07d-7d772cd7f38c</meta:user-defined>
  </office:meta>
</office:document-meta>
</file>